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5.875cm" table:align="margins" style:writing-mode="lr-tb"/>
    </style:style>
    <style:style style:name="Tabulka1.A" style:family="table-column">
      <style:table-column-properties style:column-width="3.175cm" style:rel-column-width="13107*"/>
    </style:style>
    <style:style style:name="Tabulka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ulka1.E1" style:family="table-cell" style:data-style-name="N0">
      <style:table-cell-properties fo:padding="0.097cm" fo:border="0.002cm solid #000000"/>
    </style:style>
    <style:style style:name="Tabulka1.A2" style:family="table-cell">
      <style:table-cell-properties fo:padding="0.097cm" fo:border-left="0.002cm solid #000000" fo:border-right="none" fo:border-top="none" fo:border-bottom="0.002cm solid #000000"/>
    </style:style>
    <style:style style:name="Tabulk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2" style:family="table">
      <style:table-properties style:width="15.875cm" table:align="margins" style:writing-mode="lr-tb"/>
    </style:style>
    <style:style style:name="Tabulka2.A" style:family="table-column">
      <style:table-column-properties style:column-width="2.17cm" style:rel-column-width="1230*"/>
    </style:style>
    <style:style style:name="Tabulka2.B" style:family="table-column">
      <style:table-column-properties style:column-width="13.705cm" style:rel-column-width="7770*"/>
    </style:style>
    <style:style style:name="Tabulk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2.B1" style:family="table-cell">
      <style:table-cell-properties fo:padding="0.097cm" fo:border="0.002cm solid #000000"/>
    </style:style>
    <style:style style:name="Tabulka2.A2" style:family="table-cell">
      <style:table-cell-properties fo:padding="0.097cm" fo:border-left="0.002cm solid #000000" fo:border-right="none" fo:border-top="none" fo:border-bottom="0.002cm solid #000000"/>
    </style:style>
    <style:style style:name="Tabulk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/>
      <style:text-properties fo:text-transform="uppercase" style:font-name="Arial" fo:font-size="20pt" style:font-size-asian="20pt" style:font-name-complex="Arial"/>
    </style:style>
    <style:style style:name="P3" style:family="paragraph" style:parent-style-name="Standard">
      <style:paragraph-properties fo:line-height="100%"/>
      <style:text-properties fo:text-transform="uppercase" style:font-name="Arial" fo:font-size="14pt" style:font-size-asian="14pt" style:font-name-complex="Arial" style:font-size-complex="14pt"/>
    </style:style>
    <style:style style:name="P4" style:family="paragraph" style:parent-style-name="Standard">
      <style:paragraph-properties fo:orphans="0" fo:widows="0"/>
      <style:text-properties fo:text-transform="uppercase" style:font-name="Arial" fo:font-size="14pt" style:font-size-asian="14pt" style:font-size-complex="14pt"/>
    </style:style>
    <style:style style:name="P5" style:family="paragraph" style:parent-style-name="Standard">
      <style:text-properties fo:text-transform="uppercase" style:font-name="Arial" fo:font-size="18pt" style:font-size-asian="18pt" style:font-name-complex="Arial" style:font-size-complex="18pt"/>
    </style:style>
    <style:style style:name="P6" style:family="paragraph" style:parent-style-name="Standard">
      <style:paragraph-properties fo:line-height="100%"/>
      <style:text-properties fo:text-transform="uppercase" style:font-name="Arial" fo:font-size="18pt" style:font-size-asian="18pt" style:font-name-complex="Arial" style:font-size-complex="18pt"/>
    </style:style>
    <style:style style:name="P7" style:family="paragraph" style:parent-style-name="Standard">
      <style:paragraph-properties fo:line-height="100%"/>
      <style:text-properties fo:text-transform="uppercase" style:font-name="Arial" fo:font-size="18pt" style:letter-kerning="true" style:font-size-asian="18pt" style:font-size-complex="18pt"/>
    </style:style>
    <style:style style:name="P8" style:family="paragraph" style:parent-style-name="Standard">
      <style:paragraph-properties fo:line-height="100%"/>
      <style:text-properties fo:text-transform="uppercase"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line-height="100%"/>
      <style:text-properties style:font-name="Arial" style:font-name-complex="Arial"/>
    </style:style>
    <style:style style:name="P10" style:family="paragraph" style:parent-style-name="Standard">
      <style:text-properties style:font-name="Arial" style:font-name-complex="Arial" style:font-size-complex="10pt"/>
    </style:style>
    <style:style style:name="P11" style:family="paragraph" style:parent-style-name="Standard">
      <style:text-properties style:font-name="Arial" fo:font-size="14pt" style:font-size-asian="14pt" style:font-name-complex="Arial" style:font-size-complex="14pt"/>
    </style:style>
    <style:style style:name="P1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13" style:family="paragraph" style:parent-style-name="Standard">
      <style:text-properties style:font-name="Arial" fo:font-size="14pt" style:font-size-asian="14pt" style:font-size-complex="14pt"/>
    </style:style>
    <style:style style:name="P14" style:family="paragraph" style:parent-style-name="Standard"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paragraph-properties fo:line-height="100%"/>
    </style:style>
    <style:style style:name="P17" style:family="paragraph" style:parent-style-name="Standard">
      <style:paragraph-properties fo:line-height="100%">
        <style:tab-stops>
          <style:tab-stop style:position="15.857cm" style:type="right" style:leader-style="dotted" style:leader-text="."/>
        </style:tab-stops>
      </style:paragraph-properties>
    </style:style>
    <style:style style:name="P18" style:family="paragraph" style:parent-style-name="Heading_20_7">
      <style:paragraph-properties fo:margin-top="5.927cm" fo:margin-bottom="0.106cm" fo:line-height="100%" fo:orphans="0" fo:widows="0"/>
      <style:text-properties fo:text-transform="uppercase" style:font-name="Arial" fo:font-size="14pt" style:font-size-asian="14pt" style:font-name-complex="Arial" style:font-size-complex="14pt"/>
    </style:style>
    <style:style style:name="P19" style:family="paragraph" style:parent-style-name="Contents_20_1">
      <style:paragraph-properties fo:line-height="100%">
        <style:tab-stops>
          <style:tab-stop style:position="15.875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 fo:line-height="100%">
        <style:tab-stops>
          <style:tab-stop style:position="15.452cm" style:type="right" style:leader-style="dotted" style:leader-text="."/>
        </style:tab-stops>
      </style:paragraph-properties>
    </style:style>
    <style:style style:name="P21" style:family="paragraph" style:parent-style-name="ds2">
      <style:paragraph-properties fo:line-height="100%"/>
      <style:text-properties fo:language="cs" fo:country="CZ"/>
    </style:style>
    <style:style style:name="P22" style:family="paragraph" style:parent-style-name="ds2">
      <style:paragraph-properties fo:line-height="100%"/>
    </style:style>
    <style:style style:name="P23" style:family="paragraph" style:parent-style-name="ds2_5f_prava">
      <style:paragraph-properties fo:line-height="100%" fo:text-align="justify" style:justify-single-word="false"/>
      <style:text-properties fo:language="cs" fo:country="CZ"/>
    </style:style>
    <style:style style:name="P24" style:family="paragraph" style:parent-style-name="ds2_5f_podpis">
      <style:paragraph-properties fo:line-height="100%"/>
      <style:text-properties fo:language="cs" fo:country="CZ"/>
    </style:style>
    <style:style style:name="P25" style:family="paragraph" style:parent-style-name="ds34">
      <style:paragraph-properties fo:line-height="100%"/>
    </style:style>
    <style:style style:name="P26" style:family="paragraph" style:parent-style-name="ds34_5f_nadpis">
      <style:paragraph-properties fo:line-height="100%"/>
    </style:style>
    <style:style style:name="P27" style:family="paragraph" style:parent-style-name="Nadpis_20_1_20_-_20_nečíslovaný">
      <style:paragraph-properties fo:line-height="100%" fo:break-before="page"/>
      <style:text-properties fo:language="cs" fo:country="CZ"/>
    </style:style>
    <style:style style:name="P28" style:family="paragraph" style:parent-style-name="Odstavec_20_první">
      <style:paragraph-properties fo:line-height="100%"/>
    </style:style>
    <style:style style:name="P29" style:family="paragraph" style:parent-style-name="Heading_20_9">
      <style:paragraph-properties fo:margin-top="0cm" fo:margin-bottom="0cm" fo:line-height="100%" fo:orphans="0" fo:widows="0"/>
      <style:text-properties fo:text-transform="uppercase" fo:font-size="10pt" style:font-size-asian="10pt" style:font-size-complex="10pt"/>
    </style:style>
    <style:style style:name="P30" style:family="paragraph" style:parent-style-name="Literatura">
      <style:paragraph-properties fo:line-height="100%"/>
    </style:style>
    <style:style style:name="P31" style:family="paragraph" style:parent-style-name="Literatura">
      <style:paragraph-properties fo:line-height="100%"/>
      <style:text-properties fo:language="cs" fo:country="CZ"/>
    </style:style>
    <style:style style:name="P32" style:family="paragraph" style:parent-style-name="Standard">
      <style:paragraph-properties fo:margin-top="0cm" fo:margin-bottom="0.106cm" fo:line-height="100%" fo:orphans="0" fo:widows="0"/>
      <style:text-properties fo:text-transform="uppercase" style:font-name="Arial" fo:font-size="10pt" style:font-size-asian="10pt" style:font-name-complex="Arial" style:font-size-complex="10pt"/>
    </style:style>
    <style:style style:name="P33" style:family="paragraph" style:parent-style-name="Odstavec_20_další">
      <style:paragraph-properties fo:line-height="100%"/>
    </style:style>
    <style:style style:name="P34" style:family="paragraph" style:parent-style-name="Odstavec_20_další">
      <style:paragraph-properties fo:margin-left="0cm" fo:margin-right="0cm" fo:line-height="100%" fo:text-indent="0cm" style:auto-text-indent="false"/>
    </style:style>
    <style:style style:name="P35" style:family="paragraph" style:parent-style-name="Standard" style:master-page-name="First_20_Page">
      <style:paragraph-properties fo:line-height="100%" style:page-number="auto"/>
      <style:text-properties fo:text-transform="uppercase" style:font-name="Arial" fo:font-size="24pt" fo:letter-spacing="-0.035cm" style:letter-kerning="true" style:font-size-asian="24pt" style:font-size-complex="24pt"/>
    </style:style>
    <style:style style:name="P36" style:family="paragraph" style:parent-style-name="Standard" style:master-page-name="Titulni_20_list">
      <style:paragraph-properties fo:line-height="100%" style:page-number="auto"/>
      <style:text-properties fo:text-transform="uppercase" style:font-name="Arial" fo:font-size="18pt" style:letter-kerning="true" style:font-size-asian="18pt" style:font-size-complex="18pt"/>
    </style:style>
    <style:style style:name="P37" style:family="paragraph" style:parent-style-name="Standard">
      <style:paragraph-properties fo:margin-left="0cm" fo:margin-right="0cm" fo:line-height="100%" fo:text-indent="0cm" style:auto-text-indent="false"/>
      <style:text-properties officeooo:paragraph-rsid="000fc716"/>
    </style:style>
    <style:style style:name="P38" style:family="paragraph" style:parent-style-name="Text_20_body" style:master-page-name="HTML">
      <style:paragraph-properties style:page-number="auto"/>
    </style:style>
    <style:style style:name="P39" style:family="paragraph" style:parent-style-name="Heading_20_1" style:list-style-name="">
      <style:paragraph-properties fo:line-height="150%" fo:orphans="2" fo:widows="2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line-height="100%" fo:break-before="page"/>
    </style:style>
    <style:style style:name="P42" style:family="paragraph" style:parent-style-name="Heading_20_2">
      <style:paragraph-properties fo:line-height="100%"/>
    </style:style>
    <style:style style:name="P43" style:family="paragraph" style:parent-style-name="Literatura">
      <style:paragraph-properties fo:line-height="100%"/>
      <style:text-properties fo:language="cs" fo:country="CZ" officeooo:paragraph-rsid="000f3f59"/>
    </style:style>
    <style:style style:name="P44" style:family="paragraph" style:parent-style-name="ds2_5f_nazev" style:master-page-name="Titulni_20_list">
      <style:paragraph-properties fo:line-height="100%" fo:text-align="start" style:justify-single-word="false" style:page-number="auto"/>
      <style:text-properties fo:language="cs" fo:country="CZ"/>
    </style:style>
    <style:style style:name="P45" style:family="paragraph" style:parent-style-name="ds34_5f_nadpis" style:master-page-name="Titulni_20_list">
      <style:paragraph-properties fo:line-height="100%" style:page-number="auto"/>
    </style:style>
    <style:style style:name="P46" style:family="paragraph" style:parent-style-name="Nadpis_20_1_20_-_20_nečíslovaný" style:master-page-name="Standard">
      <style:paragraph-properties fo:line-height="100%" style:page-number="1"/>
      <style:text-properties fo:language="cs" fo:country="CZ"/>
    </style:style>
    <style:style style:name="P47" style:family="paragraph" style:parent-style-name="Odstavec_20_další">
      <style:paragraph-properties fo:margin-left="0cm" fo:margin-right="0cm" fo:line-height="100%" fo:text-indent="0cm" style:auto-text-indent="false"/>
    </style:style>
    <style:style style:name="P48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4bf1d"/>
    </style:style>
    <style:style style:name="P49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62a14"/>
    </style:style>
    <style:style style:name="P50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65d7e"/>
    </style:style>
    <style:style style:name="P51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8292b"/>
    </style:style>
    <style:style style:name="P52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9b1ac"/>
    </style:style>
    <style:style style:name="P53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ae66c"/>
    </style:style>
    <style:style style:name="P54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c2f6b"/>
    </style:style>
    <style:style style:name="P55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d9fbc"/>
    </style:style>
    <style:style style:name="P56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f1464"/>
    </style:style>
    <style:style style:name="P57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f3f59"/>
    </style:style>
    <style:style style:name="P58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0fc716"/>
    </style:style>
    <style:style style:name="P59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06eb9"/>
    </style:style>
    <style:style style:name="P60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08423"/>
    </style:style>
    <style:style style:name="P61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19fdd"/>
    </style:style>
    <style:style style:name="P62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1d9a9"/>
    </style:style>
    <style:style style:name="P63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31a41"/>
    </style:style>
    <style:style style:name="P64" style:family="paragraph" style:parent-style-name="Odstavec_20_další">
      <style:paragraph-properties fo:margin-left="0cm" fo:margin-right="0cm" fo:line-height="100%" fo:text-indent="0cm" style:auto-text-indent="false"/>
      <style:text-properties officeooo:paragraph-rsid="0013a692"/>
    </style:style>
    <style:style style:name="P65" style:family="paragraph" style:parent-style-name="Table_20_Contents">
      <style:paragraph-properties fo:text-align="justify" style:justify-single-word="false"/>
    </style:style>
    <style:style style:name="P66" style:family="paragraph" style:parent-style-name="Table_20_Contents">
      <style:paragraph-properties fo:text-align="justify" style:justify-single-word="false"/>
      <style:text-properties officeooo:paragraph-rsid="0009b1ac"/>
    </style:style>
    <style:style style:name="P67" style:family="paragraph" style:parent-style-name="Table_20_Contents">
      <style:paragraph-properties fo:text-align="justify" style:justify-single-word="false"/>
      <style:text-properties officeooo:paragraph-rsid="000c2f6b"/>
    </style:style>
    <style:style style:name="P68" style:family="paragraph" style:parent-style-name="Table_20_Contents">
      <style:paragraph-properties fo:text-align="justify" style:justify-single-word="false"/>
      <style:text-properties officeooo:paragraph-rsid="000d9fbc"/>
    </style:style>
    <style:style style:name="P69" style:family="paragraph" style:parent-style-name="Table_20_Heading">
      <style:text-properties officeooo:paragraph-rsid="0009b1ac"/>
    </style:style>
    <style:style style:name="P70" style:family="paragraph" style:parent-style-name="Table_20_Heading">
      <style:text-properties officeooo:paragraph-rsid="000c2f6b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style="italic" style:font-style-asian="italic"/>
    </style:style>
    <style:style style:name="T3" style:family="text">
      <style:text-properties fo:font-size="10pt" style:font-size-asian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4bf1d"/>
    </style:style>
    <style:style style:name="T6" style:family="text">
      <style:text-properties officeooo:rsid="00062a14"/>
    </style:style>
    <style:style style:name="T7" style:family="text">
      <style:text-properties officeooo:rsid="00065d7e"/>
    </style:style>
    <style:style style:name="T8" style:family="text">
      <style:text-properties officeooo:rsid="0008292b"/>
    </style:style>
    <style:style style:name="T9" style:family="text">
      <style:text-properties officeooo:rsid="0009b1ac"/>
    </style:style>
    <style:style style:name="T10" style:family="text">
      <style:text-properties officeooo:rsid="000ae66c"/>
    </style:style>
    <style:style style:name="T11" style:family="text">
      <style:text-properties officeooo:rsid="000c2f6b"/>
    </style:style>
    <style:style style:name="T12" style:family="text">
      <style:text-properties officeooo:rsid="000d9fbc"/>
    </style:style>
    <style:style style:name="T13" style:family="text">
      <style:text-properties officeooo:rsid="000f1464"/>
    </style:style>
    <style:style style:name="T14" style:family="text">
      <style:text-properties officeooo:rsid="000f3f59"/>
    </style:style>
    <style:style style:name="T15" style:family="text">
      <style:text-properties officeooo:rsid="000fc716"/>
    </style:style>
    <style:style style:name="T16" style:family="text">
      <style:text-properties officeooo:rsid="00106eb9"/>
    </style:style>
    <style:style style:name="T17" style:family="text">
      <style:text-properties officeooo:rsid="00108423"/>
    </style:style>
    <style:style style:name="T18" style:family="text">
      <style:text-properties officeooo:rsid="0010f75b"/>
    </style:style>
    <style:style style:name="T19" style:family="text">
      <style:text-properties officeooo:rsid="00119fdd"/>
    </style:style>
    <style:style style:name="T20" style:family="text">
      <style:text-properties officeooo:rsid="0011d9a9"/>
    </style:style>
    <style:style style:name="T21" style:family="text">
      <style:text-properties officeooo:rsid="00131a41"/>
    </style:style>
    <style:style style:name="T22" style:family="text">
      <style:text-properties officeooo:rsid="0013a692"/>
    </style:style>
    <style:style style:name="T23" style:family="text">
      <style:text-properties officeooo:rsid="0013cc43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VYSOKÉ UČENÍ TECHNICKÉ V BRNĚ</text:p>
      <text:p text:style-name="P9">BRNO UNIVERSITY OF TECHNOLOGY</text:p>
      <text:p text:style-name="P2"/>
      <text:p text:style-name="P3"/>
      <text:p text:style-name="P3">FAKULTA INFORMAČNÍCH TECHNOLOGIÍ</text:p>
      <text:p text:style-name="P4">ÚSTAV POČÍTAČOVÝCH SYSTÉMŮ</text:p>
      <text:p text:style-name="P9">FACULTY OF INFORMATION TECHNOLOGY</text:p>
      <text:p text:style-name="P9">DEPARTMENT OF COMPUTER SYSTEMS</text:p>
      <text:p text:style-name="P5"><text:bookmark-start text:name="Text8"/></text:p>
      <text:p text:style-name="P5"/>
      <text:p text:style-name="P5"/>
      <text:p text:style-name="P5"/>
      <text:p text:style-name="P6"/>
      <text:p text:style-name="P7">Metody strojového učení ve zpracování přirozeného jazyka</text:p>
      <text:p text:style-name="P8"/>
      <text:p text:style-name="P8"/>
      <text:p text:style-name="P8"/>
      <text:p text:style-name="P18"><text:bookmark-end text:name="Text8"/>BAKALÁŘSKÁ PRÁCE</text:p>
      <text:p text:style-name="P29">BACHELOR's thesis</text:p>
      <text:p text:style-name="Standard"/>
      <text:p text:style-name="P12">AUTOR PRÁCE<text:tab/><text:tab/><text:tab/><text:tab/>MAREK VANTUCH</text:p>
      <text:p text:style-name="P32">AUTHOR</text:p>
      <text:p text:style-name="P11"/>
      <text:p text:style-name="P10"><text:span text:style-name="T4"><text:line-break/><text:line-break/></text:span><text:span text:style-name="T3">BRNO 2008</text:span></text:p>
      <text:p text:style-name="P36">VYSOKÉ UČENÍ TECHNICKÉ V BRNĚ</text:p>
      <text:p text:style-name="P9">BRNO UNIVERSITY OF TECHNOLOGY</text:p>
      <text:p text:style-name="P2"/>
      <text:p text:style-name="P3"/>
      <text:p text:style-name="P3"/>
      <text:p text:style-name="P3"/>
      <text:p text:style-name="P3"/>
      <text:p text:style-name="P3">FAKULTA INFORMAČNÍCH TECHNOLOGIÍ</text:p>
      <text:p text:style-name="P4">ÚSTAV POČÍTAČOVÝCH SYSTÉMŮ</text:p>
      <text:p text:style-name="P9">FACULTY OF INFORMATION TECHNOLOGY</text:p>
      <text:p text:style-name="P9">DEPARTMENT OF COMPUTER SYSTEMS</text:p>
      <text:p text:style-name="P5"/>
      <text:p text:style-name="P5"/>
      <text:p text:style-name="P6"/>
      <text:p text:style-name="P6"/>
      <text:p text:style-name="P6"/>
      <text:p text:style-name="P7">Metody strojového učení ve zpracování přirozeného jazyka</text:p>
      <text:p text:style-name="P8">Computer learning methods used in natural language pars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AKALÁŘSKÁ PRÁCE</text:p>
      <text:p text:style-name="P29">BACHELOR's thesis</text:p>
      <text:p text:style-name="Standard"/>
      <text:p text:style-name="P12">AUTOR PRÁCE<text:tab/><text:tab/><text:tab/><text:tab/>MAREK VANTUCH</text:p>
      <text:p text:style-name="P32">AUTHOR</text:p>
      <text:p text:style-name="P15"/>
      <text:p text:style-name="P12">VEDOUCÍ PRÁCE<text:tab/><text:tab/><text:tab/>ING. LUBOMÍR OTRUSINA</text:p>
      <text:p text:style-name="P32">SUPERVISOR</text:p>
      <text:p text:style-name="P13"/>
      <text:p text:style-name="P13"/>
      <text:p text:style-name="P14">BRNO 2008</text:p>
      <text:p text:style-name="P45">Abstrakt</text:p>
      <text:p text:style-name="P25">Projekt se zabývá možnými způsoby značkování textu v českém jazyce. Jsou otestovány některé algoritmy, které by měly být k řešení tohoto projektu vhodné ( Hidden Markov Model, Conditional Random Fields ). Převážně je využíváno již existujících implementací ( CRF++, CRFsuite ), které jsou případně upraveny pro potřeby českého jazyka. Mezi tyto úpravy jsou zahrnuty jednak skripty, které se starají o postupné natrénování jednotlivých pozic značky a jejich pozdější kombinace, a jednak úpravy zdrojového kódu programů pro dynamické generování příznaků, závisejících pouze na některých pozicích značek. Výsledky jsou poté analyzovány a porovnávány s ostatními použitými metodami. 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Abstract</text:p>
      <text:p text:style-name="P25">Do tohoto odstavce bude zapsán výtah (abstrakt) práce v anglickém jazyce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Klíčová slova</text:p>
      <text:p text:style-name="P25">Sem budou zapsána jednotlivá klíčová slova v českém jazyce, oddělená čárkami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Keywords</text:p>
      <text:p text:style-name="P25">Sem budou zapsána jednotlivá klíčová slova v anglickém jazyce, oddělená čárkami.</text:p>
      <text:p text:style-name="P25"/>
      <text:p text:style-name="P26"/>
      <text:p text:style-name="P26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6">Citace</text:p>
      <text:p text:style-name="P25">Jméno Příjmení: Název práce v jazyce práce, bakalářská práce, Brno, FIT VUT v Brně, rok</text:p>
      <text:p text:style-name="P44">Metody strojového učení ve zpracování přirozeného jazyka</text:p>
      <text:p text:style-name="P21"/>
      <text:p text:style-name="P21"/>
      <text:p text:style-name="P21"/>
      <text:p text:style-name="P26">Prohlášení</text:p>
      <text:p text:style-name="P22"><text:span text:style-name="T1">Prohlašuji, že jsem tuto </text:span><text:span text:style-name="T1">bakalářskou práci vypracoval samostatně pod vedením...</text:span></text:p>
      <text:p text:style-name="P21">Další informace mi poskytli...</text:p>
      <text:p text:style-name="P21">Uvedl jsem všechny literární prameny a publikace, ze kterých jsem čerpal.</text:p>
      <text:p text:style-name="P21"/>
      <text:p text:style-name="P21"/>
      <text:p text:style-name="P24">……………………</text:p>
      <text:p text:style-name="P24">Marek Vantuch</text:p>
      <text:p text:style-name="P24">9. července 2010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>Poděkování</text:p>
      <text:p text:style-name="P25">V této sekci je možno uvést poděkování vedoucímu práce a těm, kteří poskytli odbornou pomoc (externí zadavatel, konzultant, apod.).</text:p>
      <text:p text:style-name="P2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© Marek Vantuch, 2010</text:p>
      <text:p text:style-name="P23">Tato práce vznikla jako školní dílo na Vysokém učení technickém v Brně, Fakultě informačních technologií. Práce je chráněna autorským zákonem a její užití bez udělení oprávnění autorem je nezákonné, s výjimkou zákonem definovaných případů.</text:p>
      <text:p text:style-name="P46">Obsah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Nadpis_20_1_20_-_20_nečíslovaný"/>
          </text:index-source-styles>
        </text:table-of-content-source>
        <text:index-body>
          <text:p text:style-name="P19"><text:s/>Obsah<text:tab/>1</text:p>
          <text:p text:style-name="P19">1 Úvod<text:tab/>2</text:p>
          <text:p text:style-name="P20">1.1 Musíme mít co říci<text:tab/>2</text:p>
          <text:p text:style-name="P20">1.2 Musímě vědět, komu to chceme říci<text:tab/>2</text:p>
          <text:p text:style-name="P20">1.3 Musíme si dokonale promyslet obsah<text:tab/>2</text:p>
          <text:p text:style-name="P20">1.4 Musíme psát strukturovaně<text:tab/>2</text:p>
          <text:p text:style-name="P19">2 Několik formálních pravidel<text:tab/>3</text:p>
          <text:p text:style-name="P19">3 Nikdy to nebude naprosto dokonalé<text:tab/>4</text:p>
          <text:p text:style-name="P19">4 Typografické a jazykové zásady<text:tab/>5</text:p>
          <text:p text:style-name="P20">4.1 Co je to normovaná stránka?<text:tab/>7</text:p>
          <text:p text:style-name="P19">5 Závěr<text:tab/>8</text:p>
          <text:p text:style-name="P19"><text:s/>Literatura<text:tab/>9</text:p>
          <text:p text:style-name="P19"><text:s/>Seznam příloh<text:tab/>10</text:p>
        </text:index-body>
      </text:table-of-content>
      <text:p text:style-name="P17"/>
      <text:h text:style-name="P41" text:outline-level="1">Úvod</text:h>
      <text:p text:style-name="P28">Tato práce pojednává o využití již existujících programů, zpracovávajících algoritmy, používané k počítačovému zpracování textu, jaký mi jsou HMM a CRF. Nejdříve přiblížím způsob, jakým tyto algoritmy fungují a způsob zpracování programy. Dále se tato práce věnuje jejich praktickému použití pro náš problém</text:p>
      <text:h text:style-name="P42" text:outline-level="2">Značkování českého jazyka</text:h>
      <text:p text:style-name="P28">Definice</text:p>
      <text:p text:style-name="P34">Značkování jazyka označuje proces, při kterém je každému slovu, obsaženému ve větě, přiřazena značka, určující jeho kategorie. Tato informace může být často velmi důležitá k dalšímu zpracování textu, překladům a podobně. </text:p>
      <text:p text:style-name="P28">Systém značek</text:p>
      <text:p text:style-name="P34">Formát dat</text:p>
      <text:p text:style-name="P34"/>
      <text:p text:style-name="P28"><text:tab/>Ve zpracování tištěného textu počítačem a jeho automatickém pochopení je potřeba slova jakýmsi způsobem popsat, abychom mohli postupně </text:p>
      <text:p text:style-name="P28">Jak si jistě každý z nás pamatuje, každé slovo českého jazyka má mnoho kategorií, do kterých může být zařazeno – od slovního druhu po slovesný vid. V počítačovém zpracování jazyka lze použít několika různých přístupů k uložení těchto informací. V našem případě bude struktura značek odpovídat systému používanému na pražské Universitě Karlově. Tento systém se skládá ze 16 pozic:</text:p>
      <text:p text:style-name="P34">1 Slovní druh</text:p>
      <text:p text:style-name="P34">2 Detail slovního druhu</text:p>
      <text:p text:style-name="P34">3 Jmenný rod</text:p>
      <text:p text:style-name="P34">4 Číslo</text:p>
      <text:p text:style-name="P34">5 Pád</text:p>
      <text:p text:style-name="P34">6 Přivlastňovací rod</text:p>
      <text:p text:style-name="P34">7 Přivlastňovací číslo</text:p>
      <text:p text:style-name="P34">8 Osoba</text:p>
      <text:p text:style-name="P34">9 Čas</text:p>
      <text:p text:style-name="P34">10 Stupeň</text:p>
      <text:p text:style-name="P34">11 Negace</text:p>
      <text:p text:style-name="P34">12 Aktívum/pasívum</text:p>
      <text:p text:style-name="P34">13 Nepoužito</text:p>
      <text:p text:style-name="P34">14 Nepoužito</text:p>
      <text:p text:style-name="P34">15 Varianta, stylový příznak a pod.</text:p>
      <text:p text:style-name="P34">16 Slovesný vid</text:p>
      <text:p text:style-name="P34">Obtížnosti</text:p>
      <text:p text:style-name="P34">Z velkého množství složek značek vyplývá, že na rozdíl od například anglických značek, kde existuje pouze malé množství výsledných značek – skládá se pouze ze tří pozic – se v českém značkovacím systému může objevit až několik tisíc různých výsledných značek. Tím je velmi ztížena role značkovacího programu, který musí ohodnotit velkou množinu značek(labels) a tím se ohromně zvyšuje jak časová, tak paměťová náročnost. Z tohoto důvodu budou také v pozdějších částech práce popsány pokusy s odebíráním jednotlivých částí značek a používáním pouze těch nejdůležitějších, jako jsou slovní druh, rod, číslo, pád a podobně. Podle výsledků se tím rapidně sníží počet variant značky, což při mnou použitých programech výrazně snižuje náročnost výpočtů. </text:p>
      <text:p text:style-name="P34">Formát dat</text:p>
      <text:p text:style-name="P34">K trénování a následné evaluaci výsledků máme k dispozici okolo 15 000!! ((TODO UPRAVIT)) <text:s/>vět. Data jsou originálně ve formátu csts, ze kterého jsou pomocí skriptů převedeny na formát, použitelný jednotlivými programy, zpracujícími algoritmy počítačového učení. </text:p>
      <text:p text:style-name="P34"><text:soft-page-break/>Formát csts je <text:s/></text:p>
      <text:p text:style-name="P28">Algoritmy</text:p>
      <text:p text:style-name="P33">Hiden Markov Model (HMM)</text:p>
      <text:p text:style-name="P33">Viterbi algorythm</text:p>
      <text:p text:style-name="P33">Conditional Random Fields (CRF)</text:p>
      <text:p text:style-name="P34">Programy</text:p>
      <text:p text:style-name="P34"><text:tab/>CRF++</text:p>
      <text:p text:style-name="P34"><text:tab/>CRFsuite</text:p>
      <text:p text:style-name="P34"/>
      <text:p text:style-name="P51"><text:span text:style-name="T8">Popis</text:span></text:p>
      <text:p text:style-name="P51"><text:span text:style-name="T8"/></text:p>
      <text:h text:style-name="P39" text:outline-level="1"><text:span text:style-name="T14"/></text:h>
      <text:h text:style-name="P40" text:outline-level="1"><text:span text:style-name="T14">CRF++</text:span></text:h>
      <text:h text:style-name="Heading_20_2" text:outline-level="2"><text:span text:style-name="T14">Popis programu</text:span></text:h>
      <text:p text:style-name="P57"><text:span text:style-name="T14">Program CRF++ je open-source implementací algoritmu Conditional Random Fields, určený pro značkování sekvenčních dat. Nabízí se tedy jako jeden z kandidátů pro potřeby toho projektu. Program je napsán v jazyce C++ za použití STL knihovny. </text:span><text:span text:style-name="T15">Implementuje také možnost bigramů – příznaků, fungujících v případě této implementace jako cesta – z předchozího prvku k prvku aktivnímu. </text:span><text:span text:style-name="T16">Tato vlastnost je však paměťově i časově náročná, z důvodu nutnosti vygenerovat příznaky pro všechny možné cesty (od všech známých značek ke všem známým značkám), což je v případě přítomnosti více než 1000 unikátních značek velmi náročnou záležitostí.</text:span></text:p>
      <text:p text:style-name="P58"><text:span text:style-name="T15">Nevýhodou programu je naprosto nekomentovaný a proto případné úpravy jeho kódu jsou o dost komplikovanější.</text:span></text:p>
      <text:h text:style-name="Heading_20_2" text:outline-level="2"><text:span text:style-name="T15">Způsob testování</text:span></text:h>
      <text:p text:style-name="P37"><text:span text:style-name="T15">Při možnosti počítat s předchozím prvkem, určeným algoritmem, se nabízí ji využít v našem programu. Bohužel, s délkou české značky také přichází kámen úrazu, kdy program nechápe „smysl“ předchozí značky, ale bere ji jako celek. Nemůže tedy vyčíst pravidla, že když předchozí slovo bylo podstatné jméno v určitém pádě, pokračuj takto. Rozumí pouze, že pokud předchozí slovo bylo podstatné jméno, v tomto pádě, rodě a všech ostatních detailech, pokračuj na určité pravidlo. Tím se velmi snižuje možnost pracovat s příznaky a také efektivita daného algoritmu. K vyřešení tohoto problému byl vytvořen skript, který postupně trénuje s jednotlivými částmi značky a v několika trénováních získává průběžně částečné informace, se kterými poté pracuje na konečném výsledku. Při použití kompletní značky má také tento program zásadní problémy, neboť většinou spadne s chybou SIGSEGV.</text:span></text:p>
      <text:p text:style-name="P58"><text:span text:style-name="T8"/></text:p>
      <text:h text:style-name="Heading_20_2" text:outline-level="2"><text:span text:style-name="T16">Značkování textu </text:span></text:h>
      <text:p text:style-name="P59"><text:span text:style-name="T16">V případě tohoto programu se pravidla na tvorbu příznaků předávají jako konfigurační soubor a proto je nutné všechny předběžné úpravy udělat už na vstupních datech. K tomuto účelu byl vytvořen skript v jazyce awk, který je poté volán z hlavního skriptu, starajícího se o celý průběh trénování. </text:span></text:p>
      <text:p text:style-name="P59"><text:span text:style-name="T16">Konfigurační soubor je poté tvořen písmenem, označujícím, zda jde o unigram(vztahující se pouze k současné značce), či o bigram(vztahující se k současné a předchozí značce). Písmeno je následováno dvouciferným číslem, určeným k zajištění unikátnosti příznaku, dvojtečkou a řetězcem určujícím, který prvek vstupních dat použít. K tomu slouží následující zápis: %[x,y] kde x značí relativní pozici mezi slovy (0 značí aktuální slovo, -1 předchozí slovo a 1 slovo následující) a y označuje sloupec vstupních dat, který má být použit. </text:span></text:p>
      <text:p text:style-name="P59"><text:span text:style-name="T16">Jelikož značkování probíhá v několika krocích, kdy v každém z nich nám přibude další sloupec a další souvislosti mezi daty, je nutno připravit pro každý krok samostatný konfigurační soubor. Také je důležité nastavit jej správně pro co nejlepší výslednou úspěšnost.</text:span></text:p>
      <text:p text:style-name="P59"><text:span text:style-name="T16">Pro řízení procesu byl sepsán skript v jazyce BASH, který využívá programu pro tvorbu vstupních dat, napsaného v jazyce C, </text:span><text:span text:style-name="T17">převádějícího řetězce na čísla, </text:span><text:span text:style-name="T16">a dalšího skriptu v jazyce awk určeného ke konečné analýze úspěšnosti.</text:span></text:p>
      <text:h text:style-name="Heading_20_2" text:outline-level="2"><text:soft-page-break/><text:span text:style-name="T16">Použité příznaky</text:span></text:h>
      <text:p text:style-name="P59"><text:span text:style-name="T16">Z důvodu několika-krokového charakteru testování se příznaky velmi liší, veskrze jde však pouze o kombinace předchozích a aktuálních prvků vstupních souborů. Také byly použity několikanásobné příznaky, skládající se zároveň ze dvou prvků (minulá a současná značka apod.). Pro tvoření příznaků bylo použito: Tvar slova, Lemmata (složenina všech možných lemmat)</text:span><text:span text:style-name="T17">, část značky, určující slovní druh (pokud se shodovala ve všech možnostech vstupních dat) a průběžně získaných výsledků.</text:span></text:p>
      <text:h text:style-name="Heading_20_2" text:outline-level="2"><text:span text:style-name="T17">Rozdělení na kroky</text:span></text:h>
      <text:p text:style-name="P60"><text:span text:style-name="T17">Správné rozdělení bylo testováno, motivací však bylo natrénovat nejdůležitější části značky nejdříve a pokračovat s méně významnými sloupci. Při tomto testování se tedy bude moci již použít natrénovaných dat k lepším výsledkům. V prvním kroku proto bylo často použito slovního druhu a jeho detailu, v druhém rodu, osoby, pádu a ve třetím několika ze zbylých vlastností. </text:span></text:p>
      <text:h text:style-name="Heading_20_2" text:outline-level="2"><text:span text:style-name="T17">Výsledky testování</text:span></text:h>
      <text:p text:style-name="P61"><text:span text:style-name="T6">TEST 1</text:span></text:p>
      <text:p text:style-name="P61"><text:span text:style-name="T19">Počet vět: </text:span><text:span text:style-name="T20">3000</text:span></text:p>
      <text:p text:style-name="P61"><text:span text:style-name="T19">Počet vláken: 6</text:span></text:p>
      <text:p text:style-name="P61"><text:span text:style-name="T19">C: 40</text:span></text:p>
      <text:p text:style-name="P63"><text:span text:style-name="T21">Eta: 0.05</text:span></text:p>
      <text:p text:style-name="P63"><text:span text:style-name="T20"/></text:p>
      <text:p text:style-name="P61"><text:span text:style-name="T19">Krok č.1:</text:span></text:p>
      <text:p text:style-name="P61"><text:span text:style-name="T19">Části značky: 1100000000000000</text:span></text:p>
      <text:p text:style-name="P61"><text:span text:style-name="T19">Počet příznaků: </text:span><text:span text:style-name="T20">1</text:span><text:span text:style-name="T19">31</text:span><text:span text:style-name="T20">8</text:span><text:span text:style-name="T19">35</text:span><text:span text:style-name="T20">0</text:span></text:p>
      <text:p text:style-name="P62"><text:span text:style-name="T20">Čas: 1843s</text:span></text:p>
      <text:p text:style-name="P62"><text:span text:style-name="T20"/></text:p>
      <text:p text:style-name="P62"><text:span text:style-name="T20">Procent: 94.099%</text:span></text:p>
      <text:p text:style-name="P62"><text:span text:style-name="T20"/></text:p>
      <text:p text:style-name="P62"><text:span text:style-name="T20">Krok č.2:</text:span></text:p>
      <text:p text:style-name="P62"><text:span text:style-name="T19">Části značky: </text:span><text:span text:style-name="T20">001</text:span><text:span text:style-name="T19">0</text:span><text:span text:style-name="T20">1</text:span><text:span text:style-name="T19">00</text:span><text:span text:style-name="T20">1</text:span><text:span text:style-name="T19">00000000</text:span></text:p>
      <text:p text:style-name="P62"><text:span text:style-name="T19">Počet příznaků: </text:span><text:span text:style-name="T20">2354463</text:span></text:p>
      <text:p text:style-name="P62"><text:span text:style-name="T20">čas: 1900s</text:span></text:p>
      <text:p text:style-name="P62"><text:span text:style-name="T20"/></text:p>
      <text:p text:style-name="P62"><text:span text:style-name="T20">Procent: 59.1047%</text:span></text:p>
      <text:p text:style-name="P62"><text:span text:style-name="T20"/></text:p>
      <text:p text:style-name="P62"><text:span text:style-name="T20">Krok č.3:</text:span></text:p>
      <text:p text:style-name="P62"><text:span text:style-name="T19">Části značky: </text:span><text:span text:style-name="T20">00010</text:span><text:span text:style-name="T19">00</text:span><text:span text:style-name="T20">01</text:span><text:span text:style-name="T19">0000000</text:span></text:p>
      <text:p text:style-name="P62"><text:span text:style-name="T19">Počet příznaků: </text:span><text:span text:style-name="T20">299812</text:span></text:p>
      <text:p text:style-name="P62"><text:span text:style-name="T20">čas: 74s</text:span></text:p>
      <text:p text:style-name="P62"><text:span text:style-name="T20"/></text:p>
      <text:p text:style-name="P62"><text:span text:style-name="T20">Procent: 80.5259%</text:span></text:p>
      <text:p text:style-name="P62"><text:span text:style-name="T20"/></text:p>
      <text:p text:style-name="P63"><text:span text:style-name="T6">TEST </text:span><text:span text:style-name="T21">2</text:span></text:p>
      <text:p text:style-name="P63"><text:span text:style-name="T19">Počet vět: </text:span><text:span text:style-name="T20">3000</text:span></text:p>
      <text:p text:style-name="P63"><text:span text:style-name="T19">Počet vláken: 6</text:span></text:p>
      <text:p text:style-name="P63"><text:span text:style-name="T19">C: 40</text:span></text:p>
      <text:p text:style-name="P63"><text:span text:style-name="T21">Eta: 0.005</text:span></text:p>
      <text:p text:style-name="P63"><text:soft-page-break/><text:span text:style-name="T20">Celkem slov: 182427</text:span></text:p>
      <text:p text:style-name="P63"><text:span text:style-name="T20"/></text:p>
      <text:p text:style-name="P63"><text:span text:style-name="T19"/></text:p>
      <text:p text:style-name="P63"><text:span text:style-name="T19">Krok č.1:</text:span></text:p>
      <text:p text:style-name="P63"><text:span text:style-name="T19">Části značky: 1100000000000000</text:span></text:p>
      <text:p text:style-name="P63"><text:span text:style-name="T19">Počet příznaků: </text:span><text:span text:style-name="T23">2065745</text:span></text:p>
      <text:p text:style-name="P63"><text:span text:style-name="T20">Čas: </text:span><text:span text:style-name="T21">17m</text:span></text:p>
      <text:p text:style-name="P63"><text:span text:style-name="T20"/></text:p>
      <text:p text:style-name="P63"><text:span text:style-name="T20">Procent: 9.</text:span><text:span text:style-name="T22">2487</text:span><text:span text:style-name="T20">%</text:span></text:p>
      <text:p text:style-name="P63"><text:span text:style-name="T20"/></text:p>
      <text:p text:style-name="P63"><text:span text:style-name="T20">Krok č.2:</text:span></text:p>
      <text:p text:style-name="P63"><text:span text:style-name="T19">Části značky: </text:span><text:span text:style-name="T20">001</text:span><text:span text:style-name="T19">0</text:span><text:span text:style-name="T20">1</text:span><text:span text:style-name="T19">00</text:span><text:span text:style-name="T21">0</text:span><text:span text:style-name="T19">00000000</text:span></text:p>
      <text:p text:style-name="P63"><text:span text:style-name="T19">Počet příznaků: </text:span><text:span text:style-name="T21">1</text:span><text:span text:style-name="T23">716750</text:span></text:p>
      <text:p text:style-name="P63"><text:span text:style-name="T20">čas: </text:span><text:span text:style-name="T21">27m</text:span></text:p>
      <text:p text:style-name="P63"><text:span text:style-name="T20"/></text:p>
      <text:p text:style-name="P63"><text:span text:style-name="T20">Procent: </text:span><text:span text:style-name="T21">7</text:span><text:span text:style-name="T22">5</text:span><text:span text:style-name="T20">.</text:span><text:span text:style-name="T22">0997</text:span><text:span text:style-name="T20">%</text:span></text:p>
      <text:p text:style-name="P63"><text:span text:style-name="T20"/></text:p>
      <text:p text:style-name="P63"><text:span text:style-name="T20">Krok č.3:</text:span></text:p>
      <text:p text:style-name="P63"><text:span text:style-name="T19">Části značky: </text:span><text:span text:style-name="T20">00010</text:span><text:span text:style-name="T19">00</text:span><text:span text:style-name="T21">1</text:span><text:span text:style-name="T20">1</text:span><text:span text:style-name="T19">0000000</text:span></text:p>
      <text:p text:style-name="P63"><text:span text:style-name="T19">Počet příznaků: </text:span><text:span text:style-name="T23">897138</text:span></text:p>
      <text:p text:style-name="P63"><text:span text:style-name="T20">čas: </text:span><text:span text:style-name="T21">20m</text:span></text:p>
      <text:p text:style-name="P63"><text:span text:style-name="T20"/></text:p>
      <text:p text:style-name="P63"><text:span text:style-name="T20">Procent: 8</text:span><text:span text:style-name="T22">7</text:span><text:span text:style-name="T20">.</text:span><text:span text:style-name="T22">0</text:span><text:span text:style-name="T21">55</text:span><text:span text:style-name="T20">%</text:span></text:p>
      <text:p text:style-name="P61"><text:span text:style-name="T19"/></text:p>
      <text:p text:style-name="P64"><text:span text:style-name="T6">TEST </text:span><text:span text:style-name="T22">3</text:span></text:p>
      <text:p text:style-name="P64"><text:span text:style-name="T19">Počet vět: </text:span><text:span text:style-name="T22">5</text:span><text:span text:style-name="T20">000</text:span></text:p>
      <text:p text:style-name="P64"><text:span text:style-name="T19">Počet vláken: 6</text:span></text:p>
      <text:p text:style-name="P64"><text:span text:style-name="T19">C: 40</text:span></text:p>
      <text:p text:style-name="P64"><text:span text:style-name="T21">Eta: 0.005</text:span></text:p>
      <text:p text:style-name="P64"><text:span text:style-name="T20"/></text:p>
      <text:p text:style-name="P64"><text:span text:style-name="T19"/></text:p>
      <text:p text:style-name="P64"><text:span text:style-name="T19">Krok č.1:</text:span></text:p>
      <text:p text:style-name="P64"><text:span text:style-name="T19">Části značky: 1100000000000000</text:span></text:p>
      <text:p text:style-name="P64"><text:span text:style-name="T19">Počet příznaků: </text:span><text:span text:style-name="T20">1</text:span><text:span text:style-name="T19">31</text:span><text:span text:style-name="T20">8</text:span><text:span text:style-name="T19">35</text:span><text:span text:style-name="T20">0</text:span></text:p>
      <text:p text:style-name="P64"><text:span text:style-name="T20">Čas: </text:span><text:span text:style-name="T22">33</text:span><text:span text:style-name="T21">m</text:span></text:p>
      <text:p text:style-name="P64"><text:span text:style-name="T20"/></text:p>
      <text:p text:style-name="P64"><text:span text:style-name="T20">Procent: 94.</text:span><text:span text:style-name="T21">3122</text:span><text:span text:style-name="T20">%</text:span></text:p>
      <text:p text:style-name="P64"><text:span text:style-name="T20"/></text:p>
      <text:p text:style-name="P64"><text:span text:style-name="T20">Krok č.2:</text:span></text:p>
      <text:p text:style-name="P64"><text:span text:style-name="T19">Části značky: </text:span><text:span text:style-name="T20">001</text:span><text:span text:style-name="T19">0</text:span><text:span text:style-name="T20">1</text:span><text:span text:style-name="T19">00</text:span><text:span text:style-name="T21">0</text:span><text:span text:style-name="T19">00000000</text:span></text:p>
      <text:p text:style-name="P64"><text:span text:style-name="T19">Počet příznaků: </text:span><text:span text:style-name="T21">1097024</text:span></text:p>
      <text:p text:style-name="P64"><text:span text:style-name="T20">čas: </text:span><text:span text:style-name="T22">58</text:span><text:span text:style-name="T21">m</text:span></text:p>
      <text:p text:style-name="P64"><text:span text:style-name="T20"/></text:p>
      <text:p text:style-name="P64"><text:span text:style-name="T20">Procent: </text:span><text:span text:style-name="T21">71</text:span><text:span text:style-name="T20">.</text:span><text:span text:style-name="T21">3025</text:span><text:span text:style-name="T20">%</text:span></text:p>
      <text:p text:style-name="P64"><text:span text:style-name="T20"/></text:p>
      <text:p text:style-name="P64"><text:span text:style-name="T20">Krok č.3:</text:span></text:p>
      <text:p text:style-name="P64"><text:span text:style-name="T19">Části značky: </text:span><text:span text:style-name="T20">00010</text:span><text:span text:style-name="T19">00</text:span><text:span text:style-name="T21">1</text:span><text:span text:style-name="T20">1</text:span><text:span text:style-name="T19">0000000</text:span></text:p>
      <text:p text:style-name="P64"><text:span text:style-name="T19">Počet příznaků: </text:span><text:span text:style-name="T21">596079</text:span></text:p>
      <text:p text:style-name="P64"><text:span text:style-name="T20">čas: </text:span><text:span text:style-name="T22">42</text:span><text:span text:style-name="T21">m</text:span></text:p>
      <text:p text:style-name="P64"><text:span text:style-name="T20"/></text:p>
      <text:p text:style-name="P64"><text:span text:style-name="T20">Procent: 8</text:span><text:span text:style-name="T21">4</text:span><text:span text:style-name="T20">.</text:span><text:span text:style-name="T21">855</text:span><text:span text:style-name="T20">9%</text:span></text:p>
      <text:h text:style-name="P40" text:outline-level="1"><text:span text:style-name="T8">CRFSUITE</text:span></text:h>
      <text:h text:style-name="Heading_20_2" text:outline-level="2"><text:span text:style-name="T14">Popis programu</text:span></text:h>
      <text:h text:style-name="Heading_20_2" text:outline-level="2"><text:span text:style-name="T9">Způsob testování</text:span></text:h>
      <text:p text:style-name="P52"><text:span text:style-name="T9">Při testování tohoto programu probíhalo na počítačích pcnlp3 – 7. Z důvodu časové náročnosti a nemožnosti odhadu, za jakou dobu spuštěná úloha skončí, byly vytvořeny testovací skripty. Tyto nejdříve nechají vygenerovat data pro trénování, natrénují model, vygenerují data pro testování a získaný model otestují. O všech těchto krocích zároveň ukládají data do logů, což usnadňuje pozdější zpracování. </text:span></text:p>
      <text:h text:style-name="Heading_20_2" text:outline-level="2"><text:span text:style-name="T10">Značkování textu</text:span></text:h>
      <text:p text:style-name="P53"><text:span text:style-name="T8">Ke značkování je použit skript v jazyce python, který se stará o analýzu vstupních dat, jejich úpravu a vytvoření souboru, obsahujícího připravené značky pro externí program. </text:span></text:p>
      <text:p text:style-name="P52"><text:span text:style-name="T9">Skript postupně načítá data ze vstupního souboru a vytváří multidimenzionální pole pro pozdější zpracování. Při tomto kroku také provádí určité přídavné operace, které pomáhají rychlosti pozdějších kroků, jako před-generování přípon slov, abychom je nemuseli z řetězce preparovat v každém kroku a tím opakovat již vykonanou práci. Z vytvořených dat jsou poté budovány příznaky podle námi zadaných pravidel. V našem případě máme v každém řádku, reprezentujícím jedno slovo, uložených 5 sloupců.</text:span></text:p>
      <text:p text:style-name="P52"><text:span text:style-name="T9"/></text:p>
      <table:table table:name="Tabulka1" table:style-name="Tabulka1">
        <table:table-column table:style-name="Tabulka1.A" table:number-columns-repeated="5"/>
        <table:table-header-rows>
          <table:table-row>
            <table:table-cell table:style-name="Tabulka1.A1" office:value-type="float" office:value="1">
              <text:p text:style-name="P69"><text:span text:style-name="T9">1</text:span></text:p>
            </table:table-cell>
            <table:table-cell table:style-name="Tabulka1.A1" office:value-type="float" office:value="2">
              <text:p text:style-name="P69"><text:span text:style-name="T9">2</text:span></text:p>
            </table:table-cell>
            <table:table-cell table:style-name="Tabulka1.A1" office:value-type="float" office:value="3">
              <text:p text:style-name="P69"><text:span text:style-name="T9">3</text:span></text:p>
            </table:table-cell>
            <table:table-cell table:style-name="Tabulka1.A1" office:value-type="float" office:value="4">
              <text:p text:style-name="P69"><text:span text:style-name="T9">4</text:span></text:p>
            </table:table-cell>
            <table:table-cell table:style-name="Tabulka1.E1" office:value-type="float" office:value="5">
              <text:p text:style-name="P69"><text:span text:style-name="T9">5</text:span></text:p>
            </table:table-cell>
          </table:table-row>
        </table:table-header-rows>
        <table:table-row>
          <table:table-cell table:style-name="Tabulka1.A2" office:value-type="string">
            <text:p text:style-name="P66"><text:span text:style-name="T9">Slovno samotné</text:span></text:p>
          </table:table-cell>
          <table:table-cell table:style-name="Tabulka1.A2" office:value-type="string">
            <text:p text:style-name="P66"><text:span text:style-name="T9">značka</text:span></text:p>
          </table:table-cell>
          <table:table-cell table:style-name="Tabulka1.A2" office:value-type="string">
            <text:p text:style-name="P66"><text:span text:style-name="T9">lemmata</text:span></text:p>
          </table:table-cell>
          <table:table-cell table:style-name="Tabulka1.A2" office:value-type="string">
            <text:p text:style-name="P66"><text:span text:style-name="T9">přípona</text:span></text:p>
          </table:table-cell>
          <table:table-cell table:style-name="Tabulka1.E2" office:value-type="string">
            <text:p text:style-name="P66"><text:span text:style-name="T9">Správná značka</text:span></text:p>
          </table:table-cell>
        </table:table-row>
      </table:table>
      <text:p text:style-name="P52"><text:span text:style-name="T9"/></text:p>
      <text:p text:style-name="P52"><text:span text:style-name="T9">Jako první poté, dle formátu cíleného programu, vypíše správnou značku, následovanou všemi příznaky, tvořenými podle námi zadaných pravidel.</text:span></text:p>
      <text:h text:style-name="Heading_20_2" text:outline-level="2"><text:span text:style-name="T8">Analýza před tvorbou značek</text:span></text:h>
      <text:p text:style-name="P51"><text:span text:style-name="T8">Jelikož pro každé slovo máme ve vstupních datech dostupné všechny možné značky, můžeme tyto informace využít pro tvorby příznaků pro další zpracování. Skript zkontroluje všechny možnosti a vybere všechny sloupce značky, které se shodují. </text:span><text:span text:style-name="T9">Dále spojí dohromady všechna možná lemmata a oddělí je mezi sebou lomítkem. Vytvoří se také řetězec obsahující příponu, který pro všechna slova delší než 2 znaky uloží řetězec, tvořený dvěma posledními znaky.</text:span></text:p>
      <text:h text:style-name="Heading_20_2" text:outline-level="2"><text:span text:style-name="T10">Použité příznaky</text:span></text:h>
      <text:p text:style-name="P53"><text:span text:style-name="T8">V našem projektu jsou jednak využívány klasické příznaky, které se používají prakticky ve všech typických příkladech využití počítačového učení </text:span><text:span text:style-name="T10">( předchozí prvek, následující prvek,... )</text:span><text:span text:style-name="T8">, jednak </text:span><text:soft-page-break/><text:span text:style-name="T8">speciální, které mají smysl pouze pro značkování textu, či dokonce pouze pro český jazyk jako takový. </text:span></text:p>
      <text:p text:style-name="P53"><text:span text:style-name="T10">Všechny příznaky dodržují označení, používané ve většině programů určených k automatickému počítačovému učení. Tímto je U na začátku, označující unigram, což značí, že se používá pouze tato pozice. Existuje i B, označující, že se dynamicky vytvářejí příznaky, označující předchozí a současnou značku ( například v programu CRF++, který používá stejný systém příznaků). Za úvodním písmenem pak následuje = a číslo příznaku, určené k odlišení příznaků od sebe. Toto značení budeme využívat i v této publikaci pro označení a pozdější referenci námi použitých příznaků. </text:span></text:p>
      <text:h text:style-name="Heading_20_2" text:outline-level="2"><text:span text:style-name="T10">Seznam použitých příznaků</text:span></text:h>
      <text:p text:style-name="P54"><text:span text:style-name="T11">Vysvětlivky:</text:span></text:p>
      <text:p text:style-name="P54"><text:span text:style-name="T11">pozice x označuje aktuální pozici</text:span></text:p>
      <text:p text:style-name="P53"><text:span text:style-name="T10"/></text:p>
      <table:table table:name="Tabulka2" table:style-name="Tabulka2">
        <table:table-column table:style-name="Tabulka2.A"/>
        <table:table-column table:style-name="Tabulka2.B"/>
        <table:table-header-rows>
          <table:table-row>
            <table:table-cell table:style-name="Tabulka2.A1" office:value-type="string">
              <text:p text:style-name="P70"><text:span text:style-name="T11">ID</text:span></text:p>
            </table:table-cell>
            <table:table-cell table:style-name="Tabulka2.B1" office:value-type="string">
              <text:p text:style-name="P70"><text:span text:style-name="T11">Popis</text:span></text:p>
            </table:table-cell>
          </table:table-row>
        </table:table-header-rows>
        <table:table-row>
          <table:table-cell table:style-name="Tabulka2.A2" office:value-type="string">
            <text:p text:style-name="P67"><text:span text:style-name="T11">U00</text:span></text:p>
          </table:table-cell>
          <table:table-cell table:style-name="Tabulka2.B2" office:value-type="string">
            <text:p text:style-name="P67"><text:span text:style-name="T11">Slovní tvar na pozici x-2</text:span></text:p>
          </table:table-cell>
        </table:table-row>
        <table:table-row>
          <table:table-cell table:style-name="Tabulka2.A2" office:value-type="string">
            <text:p text:style-name="P67"><text:span text:style-name="T11">U01</text:span></text:p>
          </table:table-cell>
          <table:table-cell table:style-name="Tabulka2.B2" office:value-type="string">
            <text:p text:style-name="P67"><text:span text:style-name="T11">Slovní tvar na pozici x-1</text:span></text:p>
          </table:table-cell>
        </table:table-row>
        <table:table-row>
          <table:table-cell table:style-name="Tabulka2.A2" office:value-type="string">
            <text:p text:style-name="P67"><text:span text:style-name="T11">U02</text:span></text:p>
          </table:table-cell>
          <table:table-cell table:style-name="Tabulka2.B2" office:value-type="string">
            <text:p text:style-name="P67"><text:span text:style-name="T11">Slovní tvar na pozici x</text:span></text:p>
          </table:table-cell>
        </table:table-row>
        <table:table-row>
          <table:table-cell table:style-name="Tabulka2.A2" office:value-type="string">
            <text:p text:style-name="P67"><text:span text:style-name="T11">U03</text:span></text:p>
          </table:table-cell>
          <table:table-cell table:style-name="Tabulka2.B2" office:value-type="string">
            <text:p text:style-name="P67"><text:span text:style-name="T11">Slovní tvar na pozici x+1</text:span></text:p>
          </table:table-cell>
        </table:table-row>
        <table:table-row>
          <table:table-cell table:style-name="Tabulka2.A2" office:value-type="string">
            <text:p text:style-name="P67"><text:span text:style-name="T11">U04</text:span></text:p>
          </table:table-cell>
          <table:table-cell table:style-name="Tabulka2.B2" office:value-type="string">
            <text:p text:style-name="P67"><text:span text:style-name="T11">Slovní tvar na pozici x+2</text:span></text:p>
          </table:table-cell>
        </table:table-row>
        <table:table-row>
          <table:table-cell table:style-name="Tabulka2.A2" office:value-type="string">
            <text:p text:style-name="P67"><text:span text:style-name="T11">U10</text:span></text:p>
          </table:table-cell>
          <table:table-cell table:style-name="Tabulka2.B2" office:value-type="string">
            <text:p text:style-name="P67"><text:span text:style-name="T11">Značka (společné sloupce všech možných) na pozici x-2</text:span></text:p>
          </table:table-cell>
        </table:table-row>
        <table:table-row>
          <table:table-cell table:style-name="Tabulka2.A2" office:value-type="string">
            <text:p text:style-name="P67"><text:span text:style-name="T11">U11</text:span></text:p>
          </table:table-cell>
          <table:table-cell table:style-name="Tabulka2.B2" office:value-type="string">
            <text:p text:style-name="P67"><text:span text:style-name="T11">Značka (společné sloupce všech možných) na pozici x-1</text:span></text:p>
          </table:table-cell>
        </table:table-row>
        <table:table-row>
          <table:table-cell table:style-name="Tabulka2.A2" office:value-type="string">
            <text:p text:style-name="P67"><text:span text:style-name="T11">U12</text:span></text:p>
          </table:table-cell>
          <table:table-cell table:style-name="Tabulka2.B2" office:value-type="string">
            <text:p text:style-name="P67"><text:span text:style-name="T11">Značka (společné sloupce všech možných) na pozici x</text:span></text:p>
          </table:table-cell>
        </table:table-row>
        <table:table-row>
          <table:table-cell table:style-name="Tabulka2.A2" office:value-type="string">
            <text:p text:style-name="P67"><text:span text:style-name="T11">U13</text:span></text:p>
          </table:table-cell>
          <table:table-cell table:style-name="Tabulka2.B2" office:value-type="string">
            <text:p text:style-name="P67"><text:span text:style-name="T11">Značka (společné sloupce všech možných) na pozici x+1</text:span></text:p>
          </table:table-cell>
        </table:table-row>
        <table:table-row>
          <table:table-cell table:style-name="Tabulka2.A2" office:value-type="string">
            <text:p text:style-name="P67"><text:span text:style-name="T11">U14</text:span></text:p>
          </table:table-cell>
          <table:table-cell table:style-name="Tabulka2.B2" office:value-type="string">
            <text:p text:style-name="P67"><text:span text:style-name="T11">Značka (společné sloupce všech možných) na pozici x+2</text:span></text:p>
          </table:table-cell>
        </table:table-row>
        <table:table-row>
          <table:table-cell table:style-name="Tabulka2.A2" office:value-type="string">
            <text:p text:style-name="P67"><text:span text:style-name="T11">U20</text:span></text:p>
          </table:table-cell>
          <table:table-cell table:style-name="Tabulka2.B2" office:value-type="string">
            <text:p text:style-name="P67"><text:span text:style-name="T11">Možná lemmata na pozici x-2</text:span></text:p>
          </table:table-cell>
        </table:table-row>
        <table:table-row>
          <table:table-cell table:style-name="Tabulka2.A2" office:value-type="string">
            <text:p text:style-name="P67"><text:span text:style-name="T11">U21</text:span></text:p>
          </table:table-cell>
          <table:table-cell table:style-name="Tabulka2.B2" office:value-type="string">
            <text:p text:style-name="P67"><text:span text:style-name="T11">Možná lemmata na pozici x-1</text:span></text:p>
          </table:table-cell>
        </table:table-row>
        <table:table-row>
          <table:table-cell table:style-name="Tabulka2.A2" office:value-type="string">
            <text:p text:style-name="P67"><text:span text:style-name="T11">U22</text:span></text:p>
          </table:table-cell>
          <table:table-cell table:style-name="Tabulka2.B2" office:value-type="string">
            <text:p text:style-name="P67"><text:span text:style-name="T11">Možná lemmata na pozici x</text:span></text:p>
          </table:table-cell>
        </table:table-row>
        <table:table-row>
          <table:table-cell table:style-name="Tabulka2.A2" office:value-type="string">
            <text:p text:style-name="P67"><text:span text:style-name="T11">U23</text:span></text:p>
          </table:table-cell>
          <table:table-cell table:style-name="Tabulka2.B2" office:value-type="string">
            <text:p text:style-name="P67"><text:span text:style-name="T11">Možná lemmata na pozici x+1</text:span></text:p>
          </table:table-cell>
        </table:table-row>
        <table:table-row>
          <table:table-cell table:style-name="Tabulka2.A2" office:value-type="string">
            <text:p text:style-name="P67"><text:span text:style-name="T11">U24</text:span></text:p>
          </table:table-cell>
          <table:table-cell table:style-name="Tabulka2.B2" office:value-type="string">
            <text:p text:style-name="P67"><text:span text:style-name="T11">Možná lemmata na pozici x+2</text:span></text:p>
          </table:table-cell>
        </table:table-row>
        <table:table-row>
          <table:table-cell table:style-name="Tabulka2.A2" office:value-type="string">
            <text:p text:style-name="P67"><text:span text:style-name="T11">U30</text:span></text:p>
          </table:table-cell>
          <table:table-cell table:style-name="Tabulka2.B2" office:value-type="string">
            <text:p text:style-name="P67"><text:span text:style-name="T11">Přípona na pozici x-2</text:span></text:p>
          </table:table-cell>
        </table:table-row>
        <table:table-row>
          <table:table-cell table:style-name="Tabulka2.A2" office:value-type="string">
            <text:p text:style-name="P67"><text:span text:style-name="T11">U31</text:span></text:p>
          </table:table-cell>
          <table:table-cell table:style-name="Tabulka2.B2" office:value-type="string">
            <text:p text:style-name="P67"><text:span text:style-name="T11">Přípona na pozici x-1</text:span></text:p>
          </table:table-cell>
        </table:table-row>
        <table:table-row>
          <table:table-cell table:style-name="Tabulka2.A2" office:value-type="string">
            <text:p text:style-name="P67"><text:span text:style-name="T11">U32</text:span></text:p>
          </table:table-cell>
          <table:table-cell table:style-name="Tabulka2.B2" office:value-type="string">
            <text:p text:style-name="P67"><text:span text:style-name="T11">Přípona na pozici x</text:span></text:p>
          </table:table-cell>
        </table:table-row>
        <table:table-row>
          <table:table-cell table:style-name="Tabulka2.A2" office:value-type="string">
            <text:p text:style-name="P67"><text:span text:style-name="T11">U33</text:span></text:p>
          </table:table-cell>
          <table:table-cell table:style-name="Tabulka2.B2" office:value-type="string">
            <text:p text:style-name="P67"><text:span text:style-name="T11">Přípona na pozici x+1</text:span></text:p>
          </table:table-cell>
        </table:table-row>
        <table:table-row>
          <table:table-cell table:style-name="Tabulka2.A2" office:value-type="string">
            <text:p text:style-name="P67"><text:span text:style-name="T11">U34</text:span></text:p>
          </table:table-cell>
          <table:table-cell table:style-name="Tabulka2.B2" office:value-type="string">
            <text:p text:style-name="P67"><text:span text:style-name="T11">Přípona na pozici x+2</text:span></text:p>
          </table:table-cell>
        </table:table-row>
        <table:table-row>
          <table:table-cell table:style-name="Tabulka2.A2" office:value-type="string">
            <text:p text:style-name="P68"><text:span text:style-name="T12">U40</text:span></text:p>
          </table:table-cell>
          <table:table-cell table:style-name="Tabulka2.B2" office:value-type="string">
            <text:p text:style-name="P68"><text:span text:style-name="T12">Předpona – první písmeno slova</text:span></text:p>
          </table:table-cell>
        </table:table-row>
        <table:table-row>
          <table:table-cell table:style-name="Tabulka2.A2" office:value-type="string">
            <text:p text:style-name="P68"><text:span text:style-name="T12">U41</text:span></text:p>
          </table:table-cell>
          <table:table-cell table:style-name="Tabulka2.B2" office:value-type="string">
            <text:p text:style-name="P68"><text:span text:style-name="T12">Předpona – první dvě písmena slova</text:span></text:p>
          </table:table-cell>
        </table:table-row>
        <table:table-row>
          <table:table-cell table:style-name="Tabulka2.A2" office:value-type="string">
            <text:p text:style-name="P68"><text:span text:style-name="T12">U42</text:span></text:p>
          </table:table-cell>
          <table:table-cell table:style-name="Tabulka2.B2" office:value-type="string">
            <text:p text:style-name="P68"><text:span text:style-name="T12">Předpona – první tři písmena slova</text:span></text:p>
          </table:table-cell>
        </table:table-row>
        <table:table-row>
          <table:table-cell table:style-name="Tabulka2.A2" office:value-type="string">
            <text:p text:style-name="P68"><text:span text:style-name="T12">U43</text:span></text:p>
          </table:table-cell>
          <table:table-cell table:style-name="Tabulka2.B2" office:value-type="string">
            <text:p text:style-name="P68"><text:span text:style-name="T12">Koncovka – poslední písmeno slova</text:span></text:p>
          </table:table-cell>
        </table:table-row>
        <text:soft-page-break/>
        <table:table-row>
          <table:table-cell table:style-name="Tabulka2.A2" office:value-type="string">
            <text:p text:style-name="P68"><text:span text:style-name="T12">U50</text:span></text:p>
          </table:table-cell>
          <table:table-cell table:style-name="Tabulka2.B2" office:value-type="string">
            <text:p text:style-name="P68"><text:span text:style-name="T12">Velikost písmen – Buď celé slovo velkými písmeny, nebo malými, nebo první písmeno velké</text:span></text:p>
          </table:table-cell>
        </table:table-row>
        <table:table-row>
          <table:table-cell table:style-name="Tabulka2.A2" office:value-type="string">
            <text:p text:style-name="P68"><text:span text:style-name="T12">U51</text:span></text:p>
          </table:table-cell>
          <table:table-cell table:style-name="Tabulka2.B2" office:value-type="string">
            <text:p text:style-name="P68"><text:span text:style-name="T12">Číslo, označující pozici ve větě</text:span></text:p>
          </table:table-cell>
        </table:table-row>
        <table:table-row>
          <table:table-cell table:style-name="Tabulka2.A2" office:value-type="string">
            <text:p text:style-name="P68"><text:span text:style-name="T12">U52</text:span></text:p>
          </table:table-cell>
          <table:table-cell table:style-name="Tabulka2.B2" office:value-type="string">
            <text:p text:style-name="P68"><text:span text:style-name="T12">Délka slova</text:span></text:p>
          </table:table-cell>
        </table:table-row>
        <table:table-row>
          <table:table-cell table:style-name="Tabulka2.A2" office:value-type="string">
            <text:p text:style-name="P68"><text:span text:style-name="T12">U53</text:span></text:p>
          </table:table-cell>
          <table:table-cell table:style-name="Tabulka2.B2" office:value-type="string">
            <text:p text:style-name="P68"><text:span text:style-name="T12">Značka nejbližšího slovesa ( vyhledáváno dopředu i dozadu)</text:span></text:p>
          </table:table-cell>
        </table:table-row>
      </table:table>
      <text:p text:style-name="P54"><text:span text:style-name="T11"/></text:p>
      <text:h text:style-name="Heading_20_2" text:outline-level="2"><text:span text:style-name="T12">Použití pouze části značky</text:span></text:h>
      <text:p text:style-name="P55"><text:span text:style-name="T12">Z důvodu ušetření času a teoretické jednodušší možnosti natrénování ( odvozování pravidel od menšího počtu celkových značek ) byly při testování spouštěny testy s ne vždy kompletní značkou, ale pouze s jejími nejdůležitějšími částmi. </text:span></text:p>
      <text:h text:style-name="Heading_20_2" text:outline-level="2"><text:span text:style-name="T12">Testy</text:span></text:h>
      <text:p text:style-name="P55"><text:span text:style-name="T12">S kombinacemi těchto příznaků a dalších vlastností testování, jako počtem použitých slov a způsoby spouštění daného programu, poté byly spouštěny testy, studující využitelnost a hodnotu jednotlivých značek pro testování.</text:span></text:p>
      <text:p text:style-name="P34"/>
      <text:p text:style-name="P48"><text:span text:style-name="T5">Výsledky</text:span></text:p>
      <text:p text:style-name="P48"><text:span text:style-name="T5">Program: CRFSUITE</text:span></text:p>
      <text:p text:style-name="P48"><text:span text:style-name="T5"/></text:p>
      <text:p text:style-name="P49"><text:span text:style-name="T6">TEST 1</text:span></text:p>
      <text:p text:style-name="P49"><text:span text:style-name="T5">použité části značky:</text:span></text:p>
      <text:p text:style-name="P49"><text:span text:style-name="T5">1 – 9</text:span></text:p>
      <text:p text:style-name="P49"><text:span text:style-name="T6">použité příznaky:</text:span></text:p>
      <text:p text:style-name="P49"><text:span text:style-name="T6">všechny</text:span></text:p>
      <text:p text:style-name="P48"><text:span text:style-name="T5"/></text:p>
      <text:p text:style-name="P48"><text:span text:style-name="T5">Trénování:</text:span></text:p>
      <text:p text:style-name="P48"><text:span text:style-name="T5">čas: 8:45</text:span></text:p>
      <text:p text:style-name="P48"><text:span text:style-name="T5">počet vět: 7000</text:span></text:p>
      <text:p text:style-name="P48"><text:span text:style-name="T5">počet slov: 114145</text:span></text:p>
      <text:p text:style-name="P48"><text:span text:style-name="T5">celkový počet možných značek: 724</text:span></text:p>
      <text:p text:style-name="P48"><text:span text:style-name="T5">počet příznaků: 705690</text:span></text:p>
      <text:p text:style-name="P48"><text:span text:style-name="T5"/></text:p>
      <text:p text:style-name="P48"><text:span text:style-name="T5">Správně určených předmětů: 92.37%</text:span></text:p>
      <text:p text:style-name="P48"><text:span text:style-name="T5">Správně určených vět: 43.08%</text:span></text:p>
      <text:p text:style-name="P48"><text:span text:style-name="T5">Čas:109 sec</text:span></text:p>
      <text:p text:style-name="P48"><text:span text:style-name="T5"/></text:p>
      <text:p text:style-name="P51"><text:span text:style-name="T8">stroj: PCNLP6</text:span></text:p>
      <text:p text:style-name="P48"><text:span text:style-name="T5"/></text:p>
      <text:p text:style-name="P49"><text:span text:style-name="T6">TEST 2</text:span></text:p>
      <text:p text:style-name="P49"><text:span text:style-name="T5">použité části značky:</text:span></text:p>
      <text:p text:style-name="P49"><text:span text:style-name="T5">1 –</text:span><text:span text:style-name="T6"> 5 7 – 9</text:span><text:span text:style-name="T5"> </text:span></text:p>
      <text:p text:style-name="P49"><text:span text:style-name="T6">použité příznaky:</text:span></text:p>
      <text:p text:style-name="P49"><text:span text:style-name="T6">všechny krom 52</text:span></text:p>
      <text:p text:style-name="P49"><text:soft-page-break/><text:span text:style-name="T5"/></text:p>
      <text:p text:style-name="P49"><text:span text:style-name="T5">Trénování:</text:span></text:p>
      <text:p text:style-name="P49"><text:span text:style-name="T5">čas: 8:</text:span><text:span text:style-name="T6">32</text:span></text:p>
      <text:p text:style-name="P49"><text:span text:style-name="T5">počet vět: 7000</text:span></text:p>
      <text:p text:style-name="P49"><text:span text:style-name="T5">počet slov: 114145</text:span></text:p>
      <text:p text:style-name="P49"><text:span text:style-name="T5">celkový počet možných značek: 7</text:span><text:span text:style-name="T6">10</text:span></text:p>
      <text:p text:style-name="P49"><text:span text:style-name="T5">počet příznaků: 70</text:span><text:span text:style-name="T6">178</text:span><text:span text:style-name="T5">0</text:span></text:p>
      <text:p text:style-name="P49"><text:span text:style-name="T5"/></text:p>
      <text:p text:style-name="P49"><text:span text:style-name="T5">Správně určených předmětů: 92.</text:span><text:span text:style-name="T6">5</text:span><text:span text:style-name="T5">7%</text:span></text:p>
      <text:p text:style-name="P49"><text:span text:style-name="T5">Správně určených vět: 4</text:span><text:span text:style-name="T6">4</text:span><text:span text:style-name="T5">.0</text:span><text:span text:style-name="T6">7</text:span><text:span text:style-name="T5">%</text:span></text:p>
      <text:p text:style-name="P49"><text:span text:style-name="T5">Čas:1</text:span><text:span text:style-name="T6">18</text:span><text:span text:style-name="T5"> sec</text:span></text:p>
      <text:p text:style-name="P49"><text:span text:style-name="T5"/></text:p>
      <text:p text:style-name="P56"><text:span text:style-name="T8">stroj: PCNLP5</text:span></text:p>
      <text:p text:style-name="P56"><text:span text:style-name="T8"/></text:p>
      <text:p text:style-name="P56"><text:span text:style-name="T13">T</text:span><text:span text:style-name="T6">EST </text:span><text:span text:style-name="T7">3</text:span></text:p>
      <text:p text:style-name="P50"><text:span text:style-name="T5">použité části značky:</text:span></text:p>
      <text:p text:style-name="P50"><text:span text:style-name="T5">1 –</text:span><text:span text:style-name="T6"> 5 7 – 9</text:span><text:span text:style-name="T5"> </text:span></text:p>
      <text:p text:style-name="P50"><text:span text:style-name="T6">použité příznaky:</text:span></text:p>
      <text:p text:style-name="P50"><text:span text:style-name="T6">všechny krom 5</text:span><text:span text:style-name="T7">3</text:span></text:p>
      <text:p text:style-name="P50"><text:span text:style-name="T5"/></text:p>
      <text:p text:style-name="P50"><text:span text:style-name="T5">Trénování:</text:span></text:p>
      <text:p text:style-name="P50"><text:span text:style-name="T5">čas: 8:</text:span><text:span text:style-name="T7">04</text:span></text:p>
      <text:p text:style-name="P50"><text:span text:style-name="T5">počet vět: 7000</text:span></text:p>
      <text:p text:style-name="P50"><text:span text:style-name="T5">počet slov: 114145</text:span></text:p>
      <text:p text:style-name="P50"><text:span text:style-name="T5">celkový počet možných značek: 7</text:span><text:span text:style-name="T6">10</text:span></text:p>
      <text:p text:style-name="P50"><text:span text:style-name="T5">počet příznaků: </text:span><text:span text:style-name="T7">698346</text:span></text:p>
      <text:p text:style-name="P50"><text:span text:style-name="T5"/></text:p>
      <text:p text:style-name="P50"><text:span text:style-name="T5">Správně určených předmětů: 9</text:span><text:span text:style-name="T7">1</text:span><text:span text:style-name="T5">.</text:span><text:span text:style-name="T7">68</text:span><text:span text:style-name="T5">%</text:span></text:p>
      <text:p text:style-name="P50"><text:span text:style-name="T5">Správně určených vět: </text:span><text:span text:style-name="T7">37</text:span><text:span text:style-name="T5">.</text:span><text:span text:style-name="T7">46</text:span><text:span text:style-name="T5">%</text:span></text:p>
      <text:p text:style-name="P50"><text:span text:style-name="T5">Čas:1</text:span><text:span text:style-name="T7">02</text:span><text:span text:style-name="T5"> sec</text:span></text:p>
      <text:p text:style-name="P50"><text:span text:style-name="T5"/></text:p>
      <text:p text:style-name="P51"><text:span text:style-name="T8">stroj: PCNLP4</text:span></text:p>
      <text:p text:style-name="P50"><text:span text:style-name="T5"/></text:p>
      <text:p text:style-name="P50"><text:span text:style-name="T6">TEST </text:span><text:span text:style-name="T7">4</text:span></text:p>
      <text:p text:style-name="P50"><text:span text:style-name="T5">použité části značky:</text:span></text:p>
      <text:p text:style-name="P50"><text:span text:style-name="T5">1 –</text:span><text:span text:style-name="T6"> 5 7 – 9</text:span><text:span text:style-name="T5"> </text:span></text:p>
      <text:p text:style-name="P50"><text:span text:style-name="T6">použité příznaky:</text:span></text:p>
      <text:p text:style-name="P50"><text:span text:style-name="T6">všechny</text:span></text:p>
      <text:p text:style-name="P50"><text:span text:style-name="T5"/></text:p>
      <text:p text:style-name="P50"><text:span text:style-name="T5">Trénování:</text:span></text:p>
      <text:p text:style-name="P50"><text:span text:style-name="T5">čas: 8:</text:span><text:span text:style-name="T7">37</text:span></text:p>
      <text:p text:style-name="P50"><text:span text:style-name="T5">počet vět: 7000</text:span></text:p>
      <text:p text:style-name="P50"><text:span text:style-name="T5">počet slov: 114145</text:span></text:p>
      <text:p text:style-name="P50"><text:span text:style-name="T5">celkový počet možných značek: 7</text:span><text:span text:style-name="T6">10</text:span></text:p>
      <text:p text:style-name="P50"><text:span text:style-name="T5">počet příznaků: </text:span><text:span text:style-name="T8">704330</text:span></text:p>
      <text:p text:style-name="P50"><text:span text:style-name="T5"/></text:p>
      <text:p text:style-name="P50"><text:span text:style-name="T5">Správně určených předmětů: 9</text:span><text:span text:style-name="T7">1</text:span><text:span text:style-name="T5">.</text:span><text:span text:style-name="T7">68</text:span><text:span text:style-name="T5">%</text:span></text:p>
      <text:p text:style-name="P50"><text:span text:style-name="T5">Správně určených vět: </text:span><text:span text:style-name="T7">37</text:span><text:span text:style-name="T5">.</text:span><text:span text:style-name="T7">46</text:span><text:span text:style-name="T5">%</text:span></text:p>
      <text:p text:style-name="P50"><text:span text:style-name="T5">Čas:1</text:span><text:span text:style-name="T7">02</text:span><text:span text:style-name="T5"> sec</text:span></text:p>
      <text:p text:style-name="P50"><text:span text:style-name="T5"/></text:p>
      <text:p text:style-name="P51"><text:span text:style-name="T8">stroj: PCNLP3</text:span></text:p>
      <text:p text:style-name="P27">Literatura</text:p>
      <text:p text:style-name="P43"><text:span text:style-name="T14">crfpp.sourcefoge.net</text:span></text:p>
      <text:section text:style-name="Sect1" text:name="Sekce1" text:protected="true">
        <text:section-source xlink:href="http://ucnk.ff.cuni.cz/bonito/znacky.php"/>
        <text:p text:style-name="P38"><text:script script:language="javascript">if (navigator.appName=="Microsoft Internet Explorer")
document.write("&lt;link rel=stylesheet href=style/cnk-ie.css&gt;");</text:script>var gaJsHost = (("https:" == document.location.protocol) ? "https://ssl." : "http://www.");<text:line-break/>document.write(unescape("%3Cscript src='" + gaJsHost +<text:line-break/>"google-analytics.com/ga.js' type='text/javascript'%3E%3C/script%3E"));try {<text:line-break/>var pageTracker = _gat._getTracker("UA-9255139-1");<text:line-break/>pageTracker._trackPageview();<text:line-break/>} catch(err) {}</text:p>
      </text:section>
      <text:p text:style-name="P31"/>
      <text:p text:style-name="P27">Seznam příloh</text:p>
      <text:p text:style-name="P16">Příloha 1. Manuál ...</text:p>
      <text:p text:style-name="P16">Příloha 2. Zdrojové texty ...</text:p>
      <text:p text:style-name="P16">Příloha 3. CD/DVD ..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size="11pt" fo:language="cs" fo:country="CZ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-left="0cm" fo:margin-right="0cm" fo:margin-top="0cm" fo:margin-bottom="0.423cm" fo:text-indent="0cm" style:auto-text-indent="false" fo:keep-with-next="always"/>
      <style:text-properties fo:font-size="24pt" fo:font-weight="bold" style:letter-kerning="true" style:font-size-asian="2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-left="0cm" fo:margin-right="0cm" fo:margin-top="0.635cm" fo:margin-bottom="0.106cm" fo:text-indent="0cm" style:auto-text-indent="false" fo:keep-with-next="always"/>
      <style:text-properties fo:font-size="20pt" fo:font-weight="bold" style:font-size-asian="20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-left="0cm" fo:margin-right="0cm" fo:margin-top="0.423cm" fo:margin-bottom="0.106cm" fo:text-indent="0cm" style:auto-text-indent="false" fo:keep-with-next="always"/>
      <style:text-properties fo:font-size="16pt" fo:font-weight="bold" style:font-size-asian="16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-left="0cm" fo:margin-right="0cm" fo:margin-top="0.423cm" fo:margin-bottom="0.106cm" fo:text-indent="0cm" style:auto-text-indent="false" fo:keep-with-next="always"/>
      <style:text-properties fo:font-weight="bold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fo:font-size="12pt" style:font-size-asian="12pt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style:font-name-complex="Arial" style:font-size-complex="11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text:number-lines="false" text:line-number="0">
        <style:tab-stops>
          <style:tab-stop style:position="8.001cm" style:type="center"/>
          <style:tab-stop style:position="16.002cm" style:type="right"/>
        </style:tab-stops>
        <style:background-image/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1.058cm" fo:margin-bottom="0cm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1cm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cm" fo:margin-bottom="0.423cm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cm" fo:margin-bottom="0.212cm"/>
      <style:text-properties fo:font-size="24pt" fo:language="de" fo:country="DE" fo:font-weight="bold" style:font-size-asian="24pt" style:font-weight-asian="bold" style:font-size-complex="20pt"/>
    </style:style>
    <style:style style:name="Odstavec_20_první" style:display-name="Odstavec první" style:family="paragraph" style:parent-style-name="Standard" style:next-style-name="Odstavec_20_další">
      <style:paragraph-properties fo:text-align="justify" style:justify-single-word="false"/>
    </style:style>
    <style:style style:name="Odstavec_20_další" style:display-name="Odstavec další" style:family="paragraph" style:parent-style-name="Odstavec_20_první">
      <style:paragraph-properties fo:margin-left="0cm" fo:margin-right="0cm" fo:text-align="justify" style:justify-single-word="false" fo:text-indent="1cm" style:auto-text-indent="false"/>
    </style:style>
    <style:style style:name="Text_20_v_20_bloku" style:display-name="Text v bloku" style:family="paragraph" style:parent-style-name="Standard">
      <style:paragraph-properties fo:margin-left="2.498cm" fo:margin-right="-0.826cm" fo:line-height="100%" fo:text-indent="1.249cm" style:auto-text-indent="false"/>
      <style:text-properties fo:color="#808080" style:font-name="Arial" fo:font-size="22pt" style:font-size-asian="22pt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 style:parent-style-name="Standardní_20_písmo_20_odstavce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Standardní_20_písmo_20_odstavce" style:display-name="Standardní písmo odstavce" style:family="text"/>
    <style:style style:name="ds1_20_Char" style:display-name="ds1 Char" style:family="text" style:parent-style-name="Standardní_20_písmo_20_odstavce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 style:parent-style-name="ds1_20_Char">
      <style:text-properties fo:font-size="18pt" fo:language="de" fo:country="DE" fo:font-weight="bold" style:font-size-asian="18pt" style:font-weight-asian="bold" style:font-size-complex="18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2cm"/>
      </text:outline-level-style>
      <text:outline-level-style text:level="2" style:num-format="1" text:display-levels="2">
        <style:list-level-properties text:min-label-width="2cm"/>
      </text:outline-level-style>
      <text:outline-level-style text:level="3" style:num-format="1" text:display-levels="3">
        <style:list-level-properties text:min-label-width="2cm"/>
      </text:outline-level-style>
      <text:outline-level-style text:level="4" style:num-format="1" text:display-levels="4">
        <style:list-level-properties text:min-label-width="2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 text:min-label-distance="1.492cm" fo:text-align="end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 text:min-label-distance="1.492cm" fo:text-align="end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format="1">
        <style:list-level-properties text:space-before="0.635cm" text:min-label-width="0.866cm" fo:text-align="center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1">
        <style:list-level-properties text:min-label-width="2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2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1">
        <style:list-level-properties text:min-label-width="1.27cm" text:min-label-distance="0.635cm" fo:text-align="end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format="1">
        <style:list-level-properties text:min-label-width="2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format="1">
        <style:list-level-properties text:min-label-width="2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format="1" text:display-levels="4">
        <style:list-level-properties text:min-label-width="2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format="1">
        <style:list-level-properties text:min-label-width="2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 text:min-label-distance="1.492cm" fo:text-align="end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858cm" fo:margin-right="2.268cm" fo:background-color="transparent" style:writing-mode="lr-tb" style:layout-grid-color="#c0c0c0" style:layout-grid-lines="40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858cm" fo:margin-right="2.268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2.799cm" fo:margin-right="2.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fo:background-color="#f5fffa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Titulni_20_list" style:display-name="Titulni list" style:page-layout-name="Mpm3" style:next-style-name="Standard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10-05-06T02:52:52</meta:creation-date>
    <dc:language>cs-CZ</dc:language>
    <meta:editing-cycles>11</meta:editing-cycles>
    <meta:editing-duration>PT31H59M23S</meta:editing-duration>
    <dc:date>2010-07-30T20:32:08</dc:date>
    <meta:document-statistic meta:table-count="2" meta:image-count="0" meta:object-count="0" meta:page-count="19" meta:paragraph-count="336" meta:word-count="2394" meta:character-count="15888"/>
    <meta:user-defined meta:name="Info 1"/>
    <meta:user-defined meta:name="Info 2"/>
    <meta:user-defined meta:name="Info 3"/>
    <meta:user-defined meta:name="Info 4"/>
  </office:meta>
</office:document-meta>
</file>